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5.92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officeooo:rsid="00100570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Text_20_body">
      <style:text-properties officeooo:rsid="002ac072" officeooo:paragraph-rsid="002ac072"/>
    </style:style>
    <style:style style:name="P5" style:family="paragraph" style:parent-style-name="Text_20_body">
      <style:text-properties officeooo:rsid="00390657" officeooo:paragraph-rsid="00390657"/>
    </style:style>
    <style:style style:name="P6" style:family="paragraph" style:parent-style-name="Text_20_body">
      <style:text-properties officeooo:rsid="0048ee9d" officeooo:paragraph-rsid="0048ee9d"/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 style:list-style-name="L1">
      <style:text-properties officeooo:rsid="0049eebd" officeooo:paragraph-rsid="0049eebd"/>
    </style:style>
    <style:style style:name="P11" style:family="paragraph" style:parent-style-name="Table_20_Contents" style:list-style-name="L1">
      <style:text-properties officeooo:paragraph-rsid="0049eebd"/>
    </style:style>
    <style:style style:name="P12" style:family="paragraph" style:parent-style-name="Table_20_Contents" style:list-style-name="L1">
      <style:text-properties officeooo:rsid="004e5ceb" officeooo:paragraph-rsid="004e5ceb"/>
    </style:style>
    <style:style style:name="P13" style:family="paragraph" style:parent-style-name="Table_20_Contents" style:list-style-name="L1">
      <style:text-properties officeooo:rsid="004ed3dd" officeooo:paragraph-rsid="004ed3dd"/>
    </style:style>
    <style:style style:name="P14" style:family="paragraph" style:parent-style-name="Table_20_Contents" style:list-style-name="L1">
      <style:text-properties officeooo:rsid="0057687c" officeooo:paragraph-rsid="0057687c"/>
    </style:style>
    <style:style style:name="P15" style:family="paragraph" style:parent-style-name="Table_20_Contents">
      <style:text-properties officeooo:rsid="005a341e" officeooo:paragraph-rsid="005a341e"/>
    </style:style>
    <style:style style:name="P16" style:family="paragraph" style:parent-style-name="Table_20_Contents">
      <style:text-properties officeooo:rsid="005d9896" officeooo:paragraph-rsid="005d9896"/>
    </style:style>
    <style:style style:name="P17" style:family="paragraph" style:parent-style-name="Table_20_Contents">
      <style:text-properties fo:font-weight="bold" officeooo:rsid="0049eebd" officeooo:paragraph-rsid="0049eebd" style:font-weight-asian="bold" style:font-weight-complex="bold"/>
    </style:style>
    <style:style style:name="P18" style:family="paragraph" style:parent-style-name="Table_20_Contents">
      <style:text-properties fo:font-weight="bold" officeooo:rsid="004b88a3" officeooo:paragraph-rsid="004b88a3" style:font-weight-asian="bold" style:font-weight-complex="bold"/>
    </style:style>
    <style:style style:name="P1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officeooo:paragraph-rsid="0013445f"/>
    </style:style>
    <style:style style:name="P22" style:family="paragraph" style:parent-style-name="Heading_20_1">
      <style:paragraph-properties fo:break-before="page"/>
      <style:text-properties officeooo:rsid="0037c4ee" officeooo:paragraph-rsid="0037c4ee"/>
    </style:style>
    <style:style style:name="T1" style:family="text">
      <style:text-properties fo:font-style="italic" officeooo:rsid="00549beb" style:font-style-asian="italic" style:font-style-complex="italic"/>
    </style:style>
    <style:style style:name="T2" style:family="text">
      <style:text-properties fo:font-style="italic" officeooo:rsid="0056800d" style:font-style-asian="italic" style:font-style-complex="italic"/>
    </style:style>
    <style:style style:name="T3" style:family="text">
      <style:text-properties officeooo:rsid="0013445f"/>
    </style:style>
    <style:style style:name="T4" style:family="text">
      <style:text-properties officeooo:rsid="002cb03c"/>
    </style:style>
    <style:style style:name="T5" style:family="text">
      <style:text-properties officeooo:rsid="0039323e"/>
    </style:style>
    <style:style style:name="T6" style:family="text">
      <style:text-properties officeooo:rsid="003dc06c"/>
    </style:style>
    <style:style style:name="T7" style:family="text">
      <style:text-properties officeooo:rsid="0043c898"/>
    </style:style>
    <style:style style:name="T8" style:family="text">
      <style:text-properties officeooo:rsid="004f3a8a"/>
    </style:style>
    <style:style style:name="T9" style:family="text">
      <style:text-properties officeooo:rsid="00549beb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549beb" style:font-style-asian="normal" style:font-style-complex="normal"/>
    </style:style>
    <style:style style:name="T12" style:family="text">
      <style:text-properties fo:font-style="normal" officeooo:rsid="0056800d" style:font-style-asian="normal" style:font-style-complex="normal"/>
    </style:style>
    <style:style style:name="T13" style:family="text">
      <style:text-properties officeooo:rsid="0057687c"/>
    </style:style>
    <style:style style:name="T14" style:family="text">
      <style:text-properties officeooo:rsid="005b4f4c"/>
    </style:style>
    <style:style style:name="T15" style:family="text">
      <style:text-properties officeooo:rsid="005b8f06"/>
    </style:style>
    <style:style style:name="T16" style:family="text">
      <style:text-properties officeooo:rsid="005d207d"/>
    </style:style>
    <style:style style:name="T17" style:family="text">
      <style:text-properties officeooo:rsid="00634dfb"/>
    </style:style>
    <style:style style:name="T18" style:family="text">
      <style:text-properties officeooo:rsid="006527b1"/>
    </style:style>
    <style:style style:name="fr1" style:family="graphic" style:parent-style-name="Frame">
      <style:graphic-properties style:vertical-pos="middle" style:vertical-rel="page" style:horizontal-pos="center" style:horizontal-rel="paragraph" fo:padding="0.0591in" fo:border="non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Frame1" text:anchor-type="paragraph" svg:width="4.7547in" draw:z-index="0"><draw:text-box fo:min-height="1.1854in"><text:p text:style-name="Title"><text:title>CAR</text:title></text:p><text:p text:style-name="P1">Cron, Archive, Report.</text:p></draw:text-box></draw:fram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19"><text:a xlink:type="simple" xlink:href="#__RefHeading___Toc107_3574005163" text:style-name="Index_20_Link" text:visited-style-name="Index_20_Link">Overview<text:tab/>3</text:a></text:p>
          <text:p text:style-name="P19"><text:a xlink:type="simple" xlink:href="#__RefHeading___Toc263_3574005163" text:style-name="Index_20_Link" text:visited-style-name="Index_20_Link">Actors<text:tab/>4</text:a></text:p>
          <text:p text:style-name="P19"><text:a xlink:type="simple" xlink:href="#__RefHeading___Toc265_3574005163" text:style-name="Index_20_Link" text:visited-style-name="Index_20_Link">Use cases<text:tab/>5</text:a></text:p>
          <text:p text:style-name="P7"><text:a xlink:type="simple" xlink:href="#__RefHeading___Toc881_3574005163" text:style-name="Index_20_Link" text:visited-style-name="Index_20_Link">bla<text:tab/>5</text:a></text:p>
        </text:index-body>
      </text:table-of-content>
      <text:p text:style-name="P2"/>
      <text:h text:style-name="P21" text:outline-level="1"><text:bookmark-start text:name="__RefHeading___Toc107_3574005163"/><text:span text:style-name="T3">Overview</text:span><text:bookmark-end text:name="__RefHeading___Toc107_3574005163"/></text:h>
      <text:p text:style-name="P4">The CAR system periodically runs user-defined scripts, archives the outputs of those scripts, and allows users to view these outputs at any later time.<text:span text:style-name="T4"> In addition to mere viewing, users can also compare the outputs and compute with them in various different ways.</text:span></text:p>
      <text:h text:style-name="P22" text:outline-level="1"><text:bookmark-start text:name="__RefHeading___Toc263_3574005163"/>Actors<text:bookmark-end text:name="__RefHeading___Toc263_3574005163"/></text:h>
      <text:p text:style-name="P5">There are <text:span text:style-name="T6">three</text:span> <text:span text:style-name="T7">classes of </text:span>actors in the system<text:span text:style-name="T5">: the clock, administrators, and analysts. The clock is a background process that takes care of recovering configuration, running scripts, and recording output. An administrator is a person who configures the system by supplying scripts and timing information. An analyst is a person who reads reports.</text:span></text:p>
      <text:h text:style-name="P20" text:outline-level="1"><text:bookmark-start text:name="__RefHeading___Toc265_3574005163"/>Use cases<text:bookmark-end text:name="__RefHeading___Toc265_3574005163"/></text:h>
      <text:h text:style-name="Heading_20_2" text:outline-level="2">Tick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Actor</text:p>
          </table:table-cell>
          <table:table-cell table:style-name="Table3.B1" office:value-type="string">
            <text:p text:style-name="P16">clock</text:p>
          </table:table-cell>
        </table:table-row>
        <table:table-row>
          <table:table-cell table:style-name="Table3.A2" office:value-type="string">
            <text:p text:style-name="P18">Trigger</text:p>
          </table:table-cell>
          <table:table-cell table:style-name="Table3.B2" office:value-type="string">
            <text:p text:style-name="P15">The <text:span text:style-name="T15">current </text:span>local time <text:span text:style-name="T14">of day </text:span>is a whole minute.</text:p>
          </table:table-cell>
        </table:table-row>
        <table:table-row>
          <table:table-cell table:style-name="Table3.A2" office:value-type="string">
            <text:p text:style-name="P17">Procedure</text:p>
          </table:table-cell>
          <table:table-cell table:style-name="Table3.B2" office:value-type="string">
            <text:list xml:id="list860461533" text:style-name="L1">
              <text:list-item>
                <text:p text:style-name="P10">Download the latest configuration.</text:p>
              </text:list-item>
              <text:list-item>
                <text:p text:style-name="P11"><text:span text:style-name="T9">Search the configuration for scripts that are to be run at this time according to the configuration. Memorize these scripts as </text:span><text:span text:style-name="T1">eligible</text:span><text:span text:style-name="T12"> for the remainder of the procedure</text:span><text:span text:style-name="T11">.</text:span></text:p>
              </text:list-item>
              <text:list-item>
                <text:p text:style-name="P14"><text:span text:style-name="T11">F</text:span><text:span text:style-name="T10">or each eligible script:</text:span></text:p>
                <text:list>
                  <text:list-item>
                    <text:p text:style-name="P12">Run <text:span text:style-name="T13">the </text:span>script.</text:p>
                  </text:list-item>
                  <text:list-item>
                    <text:p text:style-name="P13">Archive the output of <text:span text:style-name="T13">the run</text:span>.</text:p>
                  </text:list-item>
                </text:list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</office:styles>
  <office:automatic-styles>
    <style:style style:name="Table1" style:family="table" style:master-page-name="">
      <style:table-properties style:width="6.925in" style:page-number="auto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/>
      </style:header-style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Table_20_Contents"><text:title>CAR</text:title></text:p>
            </table:table-cell>
            <table:table-cell table:style-name="Table1.A1" office:value-type="string">
              <text:p text:style-name="MP1"><text:page-number text:select-page="current">3</text:page-number></text:p>
            </table:table-cell>
          </table:table-row>
        </table:table>
      </style:header>
      <style:footer>
        <table:table table:name="Table2" table:style-name="Table2">
          <table:table-column table:style-name="Table2.A" table:number-columns-repeated="2"/>
          <table:table-row>
            <table:table-cell table:style-name="Table2.A1" office:value-type="string">
              <text:p text:style-name="Table_20_Contents"><text:title>CAR</text:title></text:p>
            </table:table-cell>
            <table:table-cell table:style-name="Table2.A1" office:value-type="string">
              <text:p text:style-name="MP1"><text:page-number text:select-page="current">3</text:page-number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2:22:04.839075857</meta:creation-date>
    <meta:generator>LibreOffice/6.1.5.2$Linux_X86_64 LibreOffice_project/10$Build-2</meta:generator>
    <dc:date>2019-10-06T20:40:21.405217511</dc:date>
    <meta:editing-duration>PT6H7M27S</meta:editing-duration>
    <meta:editing-cycles>81</meta:editing-cycles>
    <dc:title>CAR</dc:title>
    <meta:document-statistic meta:table-count="3" meta:image-count="0" meta:object-count="0" meta:page-count="5" meta:paragraph-count="27" meta:word-count="186" meta:character-count="1083" meta:non-whitespace-character-count="929"/>
  </office:meta>
</office:document-meta>
</file>